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" text:outline-level="1">Beschreibung der Applikation</text:h>
      <text:p text:style-name="Text_20_body">Die Applikation soll erlauben, mit Hilfe eines Web-Frontends basierend auf <text:span text:style-name="T1">Ruby on Rails</text:span>, mehrere Einkaufslisten anzulegen und diese zu Verwalten. Dabei können verschiedene Preise für die Artikel gespeichert werden sowie angegeben werden in welchem Markt diese erhältlich sind.</text:p>
      <text:p text:style-name="Text_20_body">Das Anlegen der dazu nötigen Artikel, Adressen und Märkte soll vorerst ausschließlich über das Web Frontend geschehen.</text:p>
      <text:p text:style-name="Text_20_body">Die mit dem Webfrontend angelegten Einkaufslisten und die zugehörigen Daten können über eine <text:span text:style-name="T1">Android App</text:span> geladen werden. Dazu muss das <text:span text:style-name="T1">Android</text:span> <text:span text:style-name="T1">Smartphone</text:span> über <text:span text:style-name="T1">WLAN</text:span> mit dem <text:span text:style-name="T1">Ruby on Rails</text:span><text:span text:style-name="T2"> Server verbunden sein.</text:span></text:p>
      <text:p text:style-name="Text_20_body"><text:span text:style-name="T2">Um die Daten synchronisieren zu können muss der Nutzer die lokale </text:span><text:span text:style-name="T1">IP-Adresse </text:span><text:span text:style-name="T2">des Servers wissen und in der </text:span><text:span text:style-name="T1">Android App</text:span><text:span text:style-name="T2"> eintragen.</text:span></text:p>
      <text:p text:style-name="Text_20_body"><text:span text:style-name="T2">Nachdem die Daten auf das </text:span><text:span text:style-name="T1">Android Smartphone</text:span><text:span text:style-name="T2"> übertragen wurden, können die Daten offline auf dem </text:span><text:span text:style-name="T1">Smartphone</text:span><text:span text:style-name="T2"> genutzt werden.</text:span></text:p>
      <text:p text:style-name="Text_20_body"><text:span text:style-name="T2">Eine nähere Beschreibung folgt in den nächsten Kapiteln.</text:span></text:p>
      <text:h text:style-name="P1" text:outline-level="1"><text:span text:style-name="T2">Datenbank</text:span></text:h>
      <text:h text:style-name="P1" text:outline-level="1"><text:span text:style-name="T2">Ruby on Rails Server</text:span></text:h>
      <text:h text:style-name="P1" text:outline-level="1"><text:span text:style-name="T2">Android Applikation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Fett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212cm" fo:line-height="150%" style:page-number="auto"/>
      <style:text-properties style:font-name="DejaVu Serif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style:page-number="auto"/>
      <style:text-properties style:font-name="DejaVu Sans" fo:font-size="115%" fo:font-weight="bold" style:font-size-asian="115%" style:font-weight-asian="bold" style:font-size-complex="115%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el </meta:initial-creator>
    <meta:creation-date>2012-07-23T15:52:59</meta:creation-date>
    <dc:date>2012-07-23T16:55:55</dc:date>
    <dc:creator>manuel </dc:creator>
    <meta:editing-duration>PT31M56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5" meta:paragraph-count="10" meta:word-count="148" meta:character-count="915" meta:non-whitespace-character-count="857"/>
  </office:meta>
</office:document-meta>
</file>